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style:page-number="1"/>
    </style:style>
    <style:style style:name="P2" style:parent-style-name="Normal" style:family="paragraph"/>
    <style:style style:name="P3" style:parent-style-name="Normal" style:family="paragraph"/>
    <style:style style:name="P4" style:parent-style-name="Normal" style:family="paragraph"/>
    <style:style style:name="P5" style:parent-style-name="Normal" style:family="paragraph"/>
    <style:style style:name="P6" style:parent-style-name="Normal" style:family="paragraph"/>
    <style:style style:name="P7" style:parent-style-name="Normal" style:family="paragraph"/>
    <style:style style:name="P8" style:parent-style-name="Normal" style:family="paragraph"/>
    <style:style style:name="P9" style:parent-style-name="Normal" style:family="paragraph"/>
    <style:style style:name="P10" style:parent-style-name="Normal" style:family="paragraph"/>
    <style:style style:name="P11" style:parent-style-name="Normal" style:family="paragraph"/>
    <style:style style:name="P12" style:parent-style-name="Normal" style:family="paragraph"/>
    <style:style style:name="T13" style:parent-style-name="DefaultParagraphFont" style:family="text">
      <style:text-properties fo:language="en" fo:country="US"/>
    </style:style>
    <style:style style:name="P14" style:parent-style-name="Normal" style:family="paragraph"/>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style style:name="T26" style:parent-style-name="DefaultParagraphFont" style:family="text">
      <style:text-properties fo:language="en" fo:country="US"/>
    </style:style>
    <style:style style:name="P27" style:parent-style-name="Normal" style:family="paragraph"/>
    <style:style style:name="P28" style:parent-style-name="Normal" style:family="paragraph"/>
    <style:style style:name="P29" style:parent-style-name="Normal" style:family="paragraph"/>
    <style:style style:name="P30" style:parent-style-name="Normal" style:family="paragraph"/>
  </office:automatic-styles>
  <office:body>
    <office:text text:use-soft-page-breaks="true">
      <text:list text:style-name="LFO1" text:continue-numbering="true">
        <text:list-item>
          <text:p text:style-name="P1">Status:</text:p>
          <text:list text:continue-numbering="true">
            <text:list-item>
              <text:p text:style-name="P2">Published 7 articles!!!</text:p>
            </text:list-item>
            <text:list-item>
              <text:p text:style-name="P3">1 almost finished + 1 held back</text:p>
            </text:list-item>
            <text:list-item>
              <text:p text:style-name="P4">1 english to be reviewed</text:p>
            </text:list-item>
            <text:list-item>
              <text:p text:style-name="P5">Docu/Website</text:p>
            </text:list-item>
          </text:list>
        </text:list-item>
        <text:list-item>
          <text:p text:style-name="P6">Open Issues:</text:p>
          <text:list text:continue-numbering="true">
            <text:list-item>
              <text:p text:style-name="P7">Publish almost finished article</text:p>
            </text:list-item>
            <text:list-item>
              <text:p text:style-name="P8">Update documentation</text:p>
            </text:list-item>
            <text:list-item>
              <text:p text:style-name="P9">English?</text:p>
            </text:list-item>
            <text:list-item>
              <text:p text:style-name="P10">Data / Stats</text:p>
            </text:list-item>
            <text:list-item>
              <text:p text:style-name="P11">Update your timetracking</text:p>
            </text:list-item>
            <text:list-item>
              <text:p text:style-name="P12"><text:span text:style-name="T13">Don’t let one person have significantly more time spent than others.<text:s/></text:span>Let the others catch up and relax.</text:p>
            </text:list-item>
            <text:list-item>
              <text:p text:style-name="P14">Presentation</text:p>
              <text:list text:continue-numbering="true">
                <text:list-item>
                  <text:p text:style-name="P15">Put your lessons learned in the presentation</text:p>
                </text:list-item>
                <text:list-item>
                  <text:p text:style-name="P16">Give an overview to the entire project</text:p>
                </text:list-item>
                <text:list-item>
                  <text:p text:style-name="P17">Explain how you organized yourself and your reviewing process in your presentation as the professors very much liked how open and accessible and organized our data (website) was. The professors want us to show “how it’s done, as other can learn a lot from us”.</text:p>
                </text:list-item>
                <text:list-item>
                  <text:p text:style-name="P18">Structure the presentation the way you like.</text:p>
                </text:list-item>
                <text:list-item>
                  <text:p text:style-name="P19">Show<text:s/>some articles and a few details, edit history maybe, comments by editors maybe, etc., just give a glimpse of an idea into the process of how articles evolve and what interactions happen.</text:p>
                </text:list-item>
              </text:list>
            </text:list-item>
          </text:list>
        </text:list-item>
        <text:list-item>
          <text:p text:style-name="P20">Presentation:</text:p>
          <text:list text:continue-numbering="true">
            <text:list-item>
              <text:p text:style-name="P21">Lessons learnt:</text:p>
              <text:list text:continue-numbering="true">
                <text:list-item>
                  <text:p text:style-name="P22">People (Editors / Scientists)</text:p>
                </text:list-item>
                <text:list-item>
                  <text:p text:style-name="P23">Wikipedia<text:s/>community (Editors and Rules, etc.): Highlight the structure of Wikipedia a little: how did you contact editors, how are their rules, how did they treat you, what did they allow / deny if anything got denied?</text:p>
                </text:list-item>
                <text:list-item>
                  <text:p text:style-name="P24">We should formulate critique and possibilities<text:s/>for improvement where we see it necessary.</text:p>
                  <text:list text:continue-numbering="true">
                    <text:list-item>
                      <text:p text:style-name="P25"><text:span text:style-name="T26">How do we think are the rules accessible? Were they communicated clearly? Are these rules easily accessible?<text:s/></text:span>Do the different editors have the same standards?</text:p>
                    </text:list-item>
                  </text:list>
                </text:list-item>
              </text:list>
            </text:list-item>
          </text:list>
        </text:list-item>
        <text:list-item>
          <text:p text:style-name="P27">Goal:</text:p>
          <text:list text:continue-numbering="true">
            <text:list-item>
              <text:p text:style-name="P28">Status</text:p>
            </text:list-item>
            <text:list-item>
              <text:p text:style-name="P29">Timeline</text:p>
            </text:list-item>
            <text:list-item>
              <text:p text:style-name="P30">Presentatio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style:language-asian="de" style:country-asian="A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Zandpour</meta:initial-creator>
    <dc:creator>Mohammad Zandpour</dc:creator>
    <meta:creation-date>2020-01-20T12:33:00Z</meta:creation-date>
    <dc:date>2020-01-20T12:33:00Z</dc:date>
    <meta:template xlink:href="Normal.dotm" xlink:type="simple"/>
    <meta:editing-cycles>2</meta:editing-cycles>
    <meta:editing-duration>PT0S</meta:editing-duration>
    <meta:document-statistic meta:page-count="1" meta:paragraph-count="2" meta:word-count="202" meta:character-count="1475" meta:row-count="10" meta:non-whitespace-character-count="1275"/>
  </office:meta>
</office:document-meta>
</file>